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20000017201AEEF31FEC14800.png" manifest:media-type="image/png"/>
  <manifest:file-entry manifest:full-path="Pictures/100000000000017200000172DF9D95B056178D87.png" manifest:media-type="image/png"/>
  <manifest:file-entry manifest:full-path="Pictures/10000000000000E3000000E4CF87B70C92A84F7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97b" officeooo:paragraph-rsid="00181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67cm" svg:y="-0.369cm" svg:width="7.033cm" svg:height="7.064cm" draw:z-index="0"><draw:image xlink:href="Pictures/10000000000000E3000000E4CF87B70C92A84F79.png" xlink:type="simple" xlink:show="embed" xlink:actuate="onLoad"/></draw:frame><draw:frame draw:style-name="fr1" draw:name="Image2" text:anchor-type="paragraph" svg:x="10.324cm" svg:y="-0.882cm" svg:width="7.86cm" svg:height="7.86cm" draw:z-index="2"><draw:image xlink:href="Pictures/100000000000017200000172DF9D95B056178D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10.248cm" svg:y="0.383cm" svg:width="7.89cm" svg:height="7.89cm" draw:z-index="1"><draw:image xlink:href="Pictures/10000000000001720000017201AEEF31FEC14800.png" xlink:type="simple" xlink:show="embed" xlink:actuate="onLoad"/></draw:frame></text:p>
      <text:p text:style-name="P1"/>
      <text:p text:style-name="P1"><draw:frame draw:style-name="fr1" draw:name="Image3" text:anchor-type="paragraph" svg:x="0.273cm" svg:y="0.067cm" svg:width="7.033cm" svg:height="7.064cm" draw:z-index="3"><draw:image xlink:href="Pictures/10000000000000E3000000E4CF87B70C92A84F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10.44cm" svg:y="0.016cm" svg:width="7.89cm" svg:height="7.89cm" draw:z-index="4"><draw:image xlink:href="Pictures/10000000000001720000017201AEEF31FEC14800.png" xlink:type="simple" xlink:show="embed" xlink:actuate="onLoad"/></draw:frame><draw:frame draw:style-name="fr1" draw:name="Image5" text:anchor-type="paragraph" svg:x="0.337cm" svg:y="0.312cm" svg:width="7.033cm" svg:height="7.064cm" draw:z-index="5"><draw:image xlink:href="Pictures/10000000000000E3000000E4CF87B70C92A84F79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53:33.784127000</meta:creation-date>
    <dc:date>2017-11-15T08:53:26.756494000</dc:date>
    <meta:editing-duration>PT14H41M49S</meta:editing-duration>
    <meta:editing-cycles>3</meta:editing-cycles>
    <meta:generator>LibreOffice/5.3.6.1$MacOSX_X86_64 LibreOffice_project/686f202eff87ef707079aeb7f485847613344eb7</meta:generator>
    <meta:print-date>2017-11-14T18:20:00.132635000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